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aec82" officeooo:paragraph-rsid="001aec82"/>
    </style:style>
    <style:style style:name="P2" style:family="paragraph" style:parent-style-name="Title">
      <style:text-properties officeooo:rsid="001aec82" officeooo:paragraph-rsid="001aec82"/>
    </style:style>
    <style:style style:name="P3" style:family="paragraph" style:parent-style-name="Text_20_body" style:list-style-name="L1">
      <style:paragraph-properties>
        <style:tab-stops>
          <style:tab-stop style:position="7.938cm"/>
        </style:tab-stops>
      </style:paragraph-properties>
      <style:text-properties officeooo:rsid="001ef68d" officeooo:paragraph-rsid="001ef68d"/>
    </style:style>
    <style:style style:name="P4" style:family="paragraph" style:parent-style-name="Text_20_body" style:list-style-name="L2">
      <style:text-properties officeooo:rsid="0020a032" officeooo:paragraph-rsid="0020a032"/>
    </style:style>
    <style:style style:name="P5" style:family="paragraph" style:parent-style-name="Heading_20_1">
      <style:text-properties officeooo:rsid="001aec82" officeooo:paragraph-rsid="001aec82"/>
    </style:style>
    <style:style style:name="P6" style:family="paragraph" style:parent-style-name="Heading_20_2">
      <style:text-properties officeooo:rsid="001cc5d1" officeooo:paragraph-rsid="001cc5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ions entre le biotope et la biocénose</text:p>
      <text:p text:style-name="P1"/>
      <text:h text:style-name="P5" text:outline-level="1">Interactions</text:h>
      <text:h text:style-name="Heading_20_2" text:outline-level="2"/>
      <text:h text:style-name="P5" text:outline-level="1">Perturbations</text:h>
      <text:h text:style-name="P5" text:outline-level="1">Adaptations</text:h>
      <text:h text:style-name="P6" text:outline-level="2">Variations et adaptation à ces dernières</text:h>
      <text:list xml:id="list2274328147" text:style-name="L1">
        <text:list-item>
          <text:p text:style-name="P3">Variations du milieu :</text:p>
          <text:list>
            <text:list-item>
              <text:p text:style-name="P3">Minéral</text:p>
            </text:list-item>
            <text:list-item>
              <text:p text:style-name="P3">Géographique</text:p>
            </text:list-item>
            <text:list-item>
              <text:p text:style-name="P3">Climatique</text:p>
            </text:list-item>
          </text:list>
        </text:list-item>
        <text:list-item>
          <text:p text:style-name="P3">adaptations :</text:p>
          <text:list>
            <text:list-item>
              <text:p text:style-name="P3">micro/macro</text:p>
            </text:list-item>
          </text:list>
        </text:list-item>
      </text:list>
      <text:h text:style-name="P6" text:outline-level="2">Mécanismes de défenses face aux autres agressions</text:h>
      <text:list xml:id="list957241712" text:style-name="L2">
        <text:list-item>
          <text:p text:style-name="P4">De très bons exemples dans le doc… </text:p>
        </text:list-item>
      </text:list>
      <text:h text:style-name="P6" text:outline-level="2">Sélection naturelle et évolution <text:tab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1:50:19.255000000</meta:creation-date>
    <dc:date>2017-10-02T17:44:58.147000000</dc:date>
    <meta:editing-duration>PT2H6M39S</meta:editing-duration>
    <meta:editing-cycles>7</meta:editing-cycles>
    <meta:generator>LibreOffice/5.4.1.2$Windows_x86 LibreOffice_project/ea7cb86e6eeb2bf3a5af73a8f7777ac570321527</meta:generator>
    <meta:document-statistic meta:table-count="0" meta:image-count="0" meta:object-count="0" meta:page-count="1" meta:paragraph-count="15" meta:word-count="58" meta:character-count="333" meta:non-whitespace-character-count="300"/>
  </office:meta>
</office:document-meta>
</file>